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12a6" officeooo:paragraph-rsid="000012a6"/>
    </style:style>
    <style:style style:name="P2" style:family="paragraph" style:parent-style-name="Standard">
      <style:text-properties officeooo:rsid="000012a6" officeooo:paragraph-rsid="0000ef71"/>
    </style:style>
    <style:style style:name="P3" style:family="paragraph" style:parent-style-name="Standard">
      <style:text-properties fo:color="#000000" officeooo:rsid="0000ef71" officeooo:paragraph-rsid="0000ef71"/>
    </style:style>
    <style:style style:name="P4" style:family="paragraph" style:parent-style-name="Standard">
      <style:text-properties fo:color="#000000" officeooo:rsid="0000ef71" officeooo:paragraph-rsid="0001407a"/>
    </style:style>
    <style:style style:name="P5" style:family="paragraph" style:parent-style-name="Standard">
      <style:text-properties fo:color="#000000" officeooo:rsid="000012a6" officeooo:paragraph-rsid="000012a6"/>
    </style:style>
    <style:style style:name="P6" style:family="paragraph" style:parent-style-name="Standard">
      <style:text-properties fo:color="#000000" officeooo:rsid="000012a6" officeooo:paragraph-rsid="0000ef71"/>
    </style:style>
    <style:style style:name="P7" style:family="paragraph" style:parent-style-name="Standard">
      <style:text-properties fo:color="#000000" officeooo:paragraph-rsid="000012a6"/>
    </style:style>
    <style:style style:name="P8" style:family="paragraph" style:parent-style-name="Standard">
      <style:text-properties fo:color="#000000" fo:font-weight="normal" officeooo:rsid="0003ed91" officeooo:paragraph-rsid="0004c8c8" style:font-weight-asian="normal" style:font-weight-complex="normal"/>
    </style:style>
    <style:style style:name="P9" style:family="paragraph" style:parent-style-name="Standard">
      <style:text-properties fo:color="#000000" fo:font-weight="normal" officeooo:rsid="0004c8c8" officeooo:paragraph-rsid="0004c8c8" style:font-weight-asian="normal" style:font-weight-complex="normal"/>
    </style:style>
    <style:style style:name="P10" style:family="paragraph" style:parent-style-name="Standard">
      <style:text-properties fo:color="#000000" fo:font-weight="normal" officeooo:rsid="0005b710" officeooo:paragraph-rsid="0005b710" style:font-weight-asian="normal" style:font-weight-complex="normal"/>
    </style:style>
    <style:style style:name="P11" style:family="paragraph" style:parent-style-name="Standard">
      <style:text-properties fo:color="#000000" fo:font-weight="normal" officeooo:rsid="0006891a" officeooo:paragraph-rsid="0006891a" style:font-weight-asian="normal" style:font-weight-complex="normal"/>
    </style:style>
    <style:style style:name="P12" style:family="paragraph" style:parent-style-name="Standard">
      <style:text-properties fo:color="#000000" fo:font-weight="normal" officeooo:rsid="00077430" officeooo:paragraph-rsid="00077430" style:font-weight-asian="normal" style:font-weight-complex="normal"/>
    </style:style>
    <style:style style:name="P13" style:family="paragraph" style:parent-style-name="Standard">
      <style:text-properties fo:color="#000000" fo:font-weight="normal" officeooo:rsid="00083b66" officeooo:paragraph-rsid="0005b710" style:font-weight-asian="normal" style:font-weight-complex="normal"/>
    </style:style>
    <style:style style:name="P14" style:family="paragraph" style:parent-style-name="Standard">
      <style:text-properties fo:color="#000000" style:text-underline-style="solid" style:text-underline-width="auto" style:text-underline-color="font-color" fo:font-weight="normal" officeooo:rsid="0005b710" officeooo:paragraph-rsid="00077430" style:font-weight-asian="normal" style:font-weight-complex="normal"/>
    </style:style>
    <style:style style:name="T1" style:family="text">
      <style:text-properties officeooo:rsid="000012a6"/>
    </style:style>
    <style:style style:name="T2" style:family="text">
      <style:text-properties fo:font-variant="normal" fo:text-transform="none" fo:color="#404040" fo:letter-spacing="normal"/>
    </style:style>
    <style:style style:name="T3" style:family="text">
      <style:text-properties fo:font-variant="normal" fo:text-transform="none" fo:color="#ff0000" fo:letter-spacing="normal"/>
    </style:style>
    <style:style style:name="T4" style:family="text">
      <style:text-properties fo:font-variant="normal" fo:text-transform="none" fo:color="#ff0000" fo:letter-spacing="normal" fo:font-weight="bold" style:font-weight-asian="bold" style:font-weight-complex="bold"/>
    </style:style>
    <style:style style:name="T5" style:family="text">
      <style:text-properties fo:font-variant="normal" fo:text-transform="none" fo:color="#ff0000" fo:letter-spacing="normal" fo:font-weight="bold" officeooo:rsid="0000ef71" style:font-weight-asian="bold" style:font-weight-complex="bold"/>
    </style:style>
    <style:style style:name="T6" style:family="text">
      <style:text-properties fo:font-variant="normal" fo:text-transform="none" fo:color="#ff0000" fo:letter-spacing="normal" fo:font-weight="bold" officeooo:rsid="0002c174" style:font-weight-asian="bold" style:font-weight-complex="bold"/>
    </style:style>
    <style:style style:name="T7" style:family="text">
      <style:text-properties fo:font-variant="normal" fo:text-transform="none" fo:color="#ff0000" fo:letter-spacing="normal" fo:font-weight="bold" officeooo:rsid="0005b710" style:font-weight-asian="bold" style:font-weight-complex="bold"/>
    </style:style>
    <style:style style:name="T8" style:family="text">
      <style:text-properties fo:font-variant="normal" fo:text-transform="none" fo:color="#ff0000" fo:letter-spacing="normal" fo:font-weight="bold" officeooo:rsid="0007012b" style:font-weight-asian="bold" style:font-weight-complex="bold"/>
    </style:style>
    <style:style style:name="T9" style:family="text">
      <style:text-properties fo:font-variant="normal" fo:text-transform="none" fo:color="#ff0000" fo:letter-spacing="normal" fo:font-weight="normal" officeooo:rsid="0000ef71" style:font-weight-asian="normal" style:font-weight-complex="normal"/>
    </style:style>
    <style:style style:name="T10" style:family="text">
      <style:text-properties fo:font-variant="normal" fo:text-transform="none" fo:color="#ff0000" fo:letter-spacing="normal" officeooo:rsid="0007012b"/>
    </style:style>
    <style:style style:name="T11" style:family="text">
      <style:text-properties fo:font-variant="normal" fo:text-transform="none" fo:letter-spacing="normal"/>
    </style:style>
    <style:style style:name="T12" style:family="text">
      <style:text-properties fo:font-variant="normal" fo:text-transform="none" fo:letter-spacing="normal" fo:font-weight="normal" style:font-weight-asian="normal" style:font-weight-complex="normal"/>
    </style:style>
    <style:style style:name="T13" style:family="text">
      <style:text-properties fo:font-variant="normal" fo:text-transform="none" fo:letter-spacing="normal" fo:font-weight="normal" officeooo:rsid="000012a6" style:font-weight-asian="normal" style:font-weight-complex="normal"/>
    </style:style>
    <style:style style:name="T14" style:family="text">
      <style:text-properties fo:font-variant="normal" fo:text-transform="none" fo:letter-spacing="normal" fo:font-weight="normal" officeooo:rsid="0002c174" style:font-weight-asian="normal" style:font-weight-complex="normal"/>
    </style:style>
    <style:style style:name="T15" style:family="text">
      <style:text-properties fo:font-variant="normal" fo:text-transform="none" fo:letter-spacing="normal" officeooo:rsid="0000ef71"/>
    </style:style>
    <style:style style:name="T16" style:family="text">
      <style:text-properties fo:font-variant="normal" fo:text-transform="none" fo:letter-spacing="normal" officeooo:rsid="000012a6"/>
    </style:style>
    <style:style style:name="T17" style:family="text">
      <style:text-properties fo:font-variant="normal" fo:text-transform="none" fo:letter-spacing="normal" officeooo:rsid="0002c174"/>
    </style:style>
    <style:style style:name="T18" style:family="text">
      <style:text-properties fo:font-variant="normal" fo:text-transform="none" fo:letter-spacing="normal" officeooo:rsid="0004c8c8"/>
    </style:style>
    <style:style style:name="T19" style:family="text">
      <style:text-properties fo:font-variant="normal" fo:text-transform="none" fo:letter-spacing="normal" officeooo:rsid="0005b710"/>
    </style:style>
    <style:style style:name="T20" style:family="text">
      <style:text-properties fo:font-variant="normal" fo:text-transform="none" fo:letter-spacing="normal" officeooo:rsid="0006891a"/>
    </style:style>
    <style:style style:name="T21" style:family="text">
      <style:text-properties fo:font-variant="normal" fo:text-transform="none" fo:letter-spacing="normal" officeooo:rsid="0007012b"/>
    </style:style>
    <style:style style:name="T22" style:family="text">
      <style:text-properties fo:font-variant="normal" fo:text-transform="none" fo:letter-spacing="normal" officeooo:rsid="00077430"/>
    </style:style>
    <style:style style:name="T23" style:family="text">
      <style:text-properties fo:font-variant="normal" fo:text-transform="none" fo:letter-spacing="normal" officeooo:rsid="00083b66"/>
    </style:style>
    <style:style style:name="T24" style:family="text">
      <style:text-properties fo:font-variant="normal" fo:text-transform="none" fo:letter-spacing="normal" fo:font-weight="bold" style:font-weight-asian="bold" style:font-weight-complex="bold"/>
    </style:style>
    <style:style style:name="T25" style:family="text">
      <style:text-properties fo:font-variant="normal" fo:text-transform="none" fo:letter-spacing="normal" fo:font-weight="bold" officeooo:rsid="0005b710" style:font-weight-asian="bold" style:font-weight-complex="bold"/>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officeooo:rsid="0000ef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aolu Emmanuel</text:p>
      <text:p text:style-name="P1">RUID: 159-00-3321</text:p>
      <text:p text:style-name="P1">Discrete 2</text:p>
      <text:p text:style-name="P1"/>
      <text:p text:style-name="P1">1a. These events are dependent because knowing that <text:s/>the hand is all hearts means that they are definitely the same suit. Similarly, knowing that they are all the same suit greatly increase the chances of the hand being all hearts. </text:p>
      <text:p text:style-name="P1"/>
      <text:p text:style-name="P7"><text:span text:style-name="T1">P(A|B) = P(A</text:span><text:span text:style-name="T11">∩</text:span><text:span text:style-name="T16">B) / P(B) </text:span></text:p>
      <text:p text:style-name="P5"><text:span text:style-name="T11">P(A∩B) = [(13 choose 5) / (52 choose 5)] choosing 5 cards which are hearts</text:span></text:p>
      <text:p text:style-name="P5"><text:span text:style-name="T11">P(B) = [(13 choose 5) / (52 choose 5)]</text:span></text:p>
      <text:p text:style-name="P1"><text:span text:style-name="T26">P(A|B) = P(A∩B) / P(B) <text:s/>= [[(13 choose 5) / (52 choose 5)] / [(13 choose 5) / (52 choose 5)]] = </text:span><text:span text:style-name="T4">100%</text:span></text:p>
      <text:p text:style-name="P1"><text:span text:style-name="T2"/></text:p>
      <text:p text:style-name="P5"><text:span text:style-name="T11">P(B|A) = P(B∩A) / P(A) </text:span></text:p>
      <text:p text:style-name="P5"><text:span text:style-name="T11">P(B∩A) = [(13 choose 5) / (52 choose 5)] choosing 5 cards which are hearts</text:span></text:p>
      <text:p text:style-name="P6"><text:span text:style-name="T11">P(A) = Decision process: choose a suit </text:span><text:span text:style-name="T15">then choose 5 cards form the suit:</text:span></text:p>
      <text:p text:style-name="P6"><text:span text:style-name="T15"><text:tab/>[4 * </text:span><text:span text:style-name="T11">(13 choose 5)</text:span><text:span text:style-name="T15">] / </text:span><text:span text:style-name="T11">(52 choose 5)</text:span></text:p>
      <text:p text:style-name="P2"><text:span text:style-name="T26">P(</text:span><text:span text:style-name="T27">B</text:span><text:span text:style-name="T26">|</text:span><text:span text:style-name="T27">A</text:span><text:span text:style-name="T26">) = P(</text:span><text:span text:style-name="T27">A</text:span><text:span text:style-name="T26">∩B) / P(</text:span><text:span text:style-name="T27">A</text:span><text:span text:style-name="T26">) <text:s/>= [(13 choose 5) / (52 choose 5)] <text:s/>/ </text:span><text:span text:style-name="T27">[4 * </text:span><text:span text:style-name="T26">(13 choose 5)</text:span><text:span text:style-name="T27"> / </text:span><text:span text:style-name="T26">(52 choose 5)</text:span><text:span text:style-name="T27">] = </text:span><text:span text:style-name="T5">25%</text:span></text:p>
      <text:p text:style-name="P2"><text:span text:style-name="T9"/></text:p>
      <text:p text:style-name="P2"><text:span text:style-name="T9"/></text:p>
      <text:p text:style-name="P3"><text:span text:style-name="T12">1b. They are not independent because if they have the same face then the probability of the sum being 6 is lowered because rolling different values (like 4 and 2) is no longer possible.</text:span></text:p>
      <text:p text:style-name="P3"><text:span text:style-name="T12"/></text:p>
      <text:p text:style-name="P3"><text:span text:style-name="T13">P(</text:span><text:span text:style-name="T12">E</text:span><text:span text:style-name="T13">|</text:span><text:span text:style-name="T12">F</text:span><text:span text:style-name="T13">) = P(</text:span><text:span text:style-name="T12">E∩F</text:span><text:span text:style-name="T13">) / P(</text:span><text:span text:style-name="T12">F</text:span><text:span text:style-name="T13">) </text:span></text:p>
      <text:p text:style-name="P3"><text:span text:style-name="T13">P(E∩F) </text:span><text:span text:style-name="T12">= 1 / 36 only possibility is rolling two 3's</text:span></text:p>
      <text:p text:style-name="P3"><text:span text:style-name="T12">P(F) = 5 / 36 {(1, 5), (5, 1), (2, 4), (4, 2), (3, 3)}</text:span></text:p>
      <text:p text:style-name="P3"><text:span text:style-name="T13">P(</text:span><text:span text:style-name="T12">E</text:span><text:span text:style-name="T13">|</text:span><text:span text:style-name="T12">F</text:span><text:span text:style-name="T13">) = P(</text:span><text:span text:style-name="T12">E∩F</text:span><text:span text:style-name="T13">) / P(</text:span><text:span text:style-name="T12">F</text:span><text:span text:style-name="T13">) </text:span><text:span text:style-name="T12">= (1/36) / (5/36) = </text:span><text:span text:style-name="T4">20%</text:span></text:p>
      <text:p text:style-name="P3"><text:span text:style-name="T12"/></text:p>
      <text:p text:style-name="P3"><text:span text:style-name="T13">P(</text:span><text:span text:style-name="T12">F</text:span><text:span text:style-name="T13">|</text:span><text:span text:style-name="T12">E</text:span><text:span text:style-name="T13">) = P(</text:span><text:span text:style-name="T12">E∩F</text:span><text:span text:style-name="T13">) / P(</text:span><text:span text:style-name="T12">E</text:span><text:span text:style-name="T13">) </text:span></text:p>
      <text:p text:style-name="P3"><text:span text:style-name="T13">P(E∩F) </text:span><text:span text:style-name="T12">= 1 / 36 only possibility is rolling two 3's</text:span></text:p>
      <text:p text:style-name="P3"><text:span text:style-name="T12">P(E) = </text:span><text:span text:style-name="T14">1 / 6</text:span><text:span text:style-name="T12"> {(1, </text:span><text:span text:style-name="T14">1</text:span><text:span text:style-name="T12">), (</text:span><text:span text:style-name="T14">2,</text:span><text:span text:style-name="T12"> </text:span><text:span text:style-name="T14">2</text:span><text:span text:style-name="T12">), (</text:span><text:span text:style-name="T14">3</text:span><text:span text:style-name="T12">, </text:span><text:span text:style-name="T14">3</text:span><text:span text:style-name="T12">), (4, </text:span><text:span text:style-name="T14">4</text:span><text:span text:style-name="T12">), (</text:span><text:span text:style-name="T14">5</text:span><text:span text:style-name="T12">, </text:span><text:span text:style-name="T14">5</text:span><text:span text:style-name="T12">), </text:span><text:span text:style-name="T14">(6, 6)</text:span><text:span text:style-name="T12">}</text:span></text:p>
      <text:p text:style-name="P4"><text:span text:style-name="T13">P(</text:span><text:span text:style-name="T12">F</text:span><text:span text:style-name="T13">|</text:span><text:span text:style-name="T12">E</text:span><text:span text:style-name="T13">) = P(</text:span><text:span text:style-name="T12">E∩F</text:span><text:span text:style-name="T13">) / P(</text:span><text:span text:style-name="T12">E</text:span><text:span text:style-name="T13">) <text:s/></text:span><text:span text:style-name="T12">= (1/36) / (</text:span><text:span text:style-name="T14">1</text:span><text:span text:style-name="T12">/6) = </text:span><text:span text:style-name="T6">1/6</text:span></text:p>
      <text:p text:style-name="P4"><text:span text:style-name="T6"/></text:p>
      <text:p text:style-name="P4"><text:span text:style-name="T6"/></text:p>
      <text:p text:style-name="P8"><text:span text:style-name="T17">2</text:span><text:span text:style-name="T11">a. </text:span><text:span text:style-name="T18">I multiply the probability of beating each player by the chance that I face them.</text:span></text:p>
      <text:p text:style-name="P8"><text:span text:style-name="T18">Chance of beating a beginner = 90% * 60% = .54</text:span></text:p>
      <text:p text:style-name="P8"><text:span text:style-name="T18">Chance of beating an intermediate = 50% * 30% = .15</text:span></text:p>
      <text:p text:style-name="P8"><text:span text:style-name="T18">Chance of beating a master = 5% * 10% = 1/200</text:span></text:p>
      <text:p text:style-name="P8"><text:span text:style-name="T18"/></text:p>
      <text:p text:style-name="P9"><text:span text:style-name="T11">P(Winning the first game) = (.54 + .15 + (1/200)) = </text:span><text:span text:style-name="T4">.</text:span><text:span text:style-name="T7">695</text:span></text:p>
      <text:p text:style-name="P9"><text:span text:style-name="T19"/></text:p>
      <text:p text:style-name="P10"><text:span text:style-name="T11">2b. </text:span><text:span text:style-name="T20">First I get the probability that I am facing each tier based on their difficulty because I know I won the first game. If P(facing a master) = M, then P(facing intermediate) is 10x M, and P(facing beginner) is 18x M. Therefore:</text:span></text:p>
      <text:p text:style-name="P11"><text:span text:style-name="T11"><text:tab/>M + 10M + 18M = 1 ==&gt; P(master) = 1/29, P(intermediate) = 10/29, P(beginner) = 18/29</text:span></text:p>
      <text:p text:style-name="P11"><text:span text:style-name="T11">Now I scale this based on the </text:span><text:span text:style-name="T21">chance of beating them</text:span><text:span text:style-name="T11"> and get the sum:</text:span></text:p>
      <text:p text:style-name="P11"><text:span text:style-name="T11"><text:tab/>(18/29 * </text:span><text:span text:style-name="T21">9</text:span><text:span text:style-name="T11">0%) + (10/29 * </text:span><text:span text:style-name="T21">5</text:span><text:span text:style-name="T11">0%) + (1/29 * </text:span><text:span text:style-name="T21">5</text:span><text:span text:style-name="T11">%) = </text:span><text:span text:style-name="T4">.</text:span><text:span text:style-name="T8">73</text:span></text:p>
      <text:p text:style-name="P10"><text:span text:style-name="T20"/></text:p>
      <text:p text:style-name="P10"><text:span text:style-name="T11"/></text:p>
      <text:p text:style-name="P12"><text:soft-page-break/><text:span text:style-name="T11">2c. No, because if you face a beginner then you are much more likely to win the second match as opposed to facing a master or intermediate the first round. </text:span></text:p>
      <text:p text:style-name="P1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23:19:28.259561778</meta:creation-date>
    <dc:date>2016-03-08T01:23:31.689797809</dc:date>
    <meta:editing-duration>PT16M47S</meta:editing-duration>
    <meta:editing-cycles>6</meta:editing-cycles>
    <meta:generator>LibreOffice/5.0.4.2$Linux_X86_64 LibreOffice_project/2b9802c1994aa0b7dc6079e128979269cf95bc78</meta:generator>
    <meta:document-statistic meta:table-count="0" meta:image-count="0" meta:object-count="0" meta:page-count="2" meta:paragraph-count="32" meta:word-count="465" meta:character-count="2230" meta:non-whitespace-character-count="1783"/>
  </office:meta>
</office:document-meta>
</file>